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078349182516" calcext:value-type="float">
            <text:p>2.25078</text:p>
          </table:table-cell>
          <table:table-cell office:value-type="float" office:value="2.52075815398732" calcext:value-type="float">
            <text:p>2.52076</text:p>
          </table:table-cell>
          <table:table-cell office:value-type="float" office:value="3.76308058058058" calcext:value-type="float">
            <text:p>3.76308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99520353687" calcext:value-type="float">
            <text:p>2.25995</text:p>
          </table:table-cell>
          <table:table-cell office:value-type="float" office:value="2.51332050800801" calcext:value-type="float">
            <text:p>2.51332</text:p>
          </table:table-cell>
          <table:table-cell office:value-type="float" office:value="3.8159547047047" calcext:value-type="float">
            <text:p>3.81595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54971436911" calcext:value-type="float">
            <text:p>2.2055</text:p>
          </table:table-cell>
          <table:table-cell office:value-type="float" office:value="2.43363189058461" calcext:value-type="float">
            <text:p>2.43363</text:p>
          </table:table-cell>
          <table:table-cell office:value-type="float" office:value="3.77522391793845" calcext:value-type="float">
            <text:p>3.77522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663299558002" calcext:value-type="float">
            <text:p>2.19663</text:p>
          </table:table-cell>
          <table:table-cell office:value-type="float" office:value="2.42050079226086" calcext:value-type="float">
            <text:p>2.4205</text:p>
          </table:table-cell>
          <table:table-cell office:value-type="float" office:value="3.80182136602452" calcext:value-type="float">
            <text:p>3.80182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8149242992993" calcext:value-type="float">
            <text:p>2.28149</text:p>
          </table:table-cell>
          <table:table-cell office:value-type="float" office:value="2.399814502002" calcext:value-type="float">
            <text:p>2.39981</text:p>
          </table:table-cell>
          <table:table-cell office:value-type="float" office:value="4.64395770770771" calcext:value-type="float">
            <text:p>4.64396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542824074074" calcext:value-type="float">
            <text:p>2.26543</text:p>
          </table:table-cell>
          <table:table-cell office:value-type="float" office:value="2.39789497831164" calcext:value-type="float">
            <text:p>2.39789</text:p>
          </table:table-cell>
          <table:table-cell office:value-type="float" office:value="4.69047422422422" calcext:value-type="float">
            <text:p>4.6904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6985503168251" calcext:value-type="float">
            <text:p>2.16986</text:p>
          </table:table-cell>
          <table:table-cell office:value-type="float" office:value="2.34146927630482" calcext:value-type="float">
            <text:p>2.34147</text:p>
          </table:table-cell>
          <table:table-cell office:value-type="float" office:value="3.15664332166083" calcext:value-type="float">
            <text:p>3.1566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6467244038686" calcext:value-type="float">
            <text:p>2.16467</text:p>
          </table:table-cell>
          <table:table-cell office:value-type="float" office:value="2.33155556945139" calcext:value-type="float">
            <text:p>2.33156</text:p>
          </table:table-cell>
          <table:table-cell office:value-type="float" office:value="3.19277013506753" calcext:value-type="float">
            <text:p>3.1927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247318895009" calcext:value-type="float">
            <text:p>2.20247</text:p>
          </table:table-cell>
          <table:table-cell office:value-type="float" office:value="2.31056240610916" calcext:value-type="float">
            <text:p>2.31056</text:p>
          </table:table-cell>
          <table:table-cell office:value-type="float" office:value="2.75995743615423" calcext:value-type="float">
            <text:p>2.75996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272961525622" calcext:value-type="float">
            <text:p>2.21273</text:p>
          </table:table-cell>
          <table:table-cell office:value-type="float" office:value="2.30664601068269" calcext:value-type="float">
            <text:p>2.30665</text:p>
          </table:table-cell>
          <table:table-cell office:value-type="float" office:value="2.77642588883325" calcext:value-type="float">
            <text:p>2.77643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8882705622289" calcext:value-type="float">
            <text:p>2.28883</text:p>
          </table:table-cell>
          <table:table-cell office:value-type="float" office:value="2.45478415915916" calcext:value-type="float">
            <text:p>2.45478</text:p>
          </table:table-cell>
          <table:table-cell office:value-type="float" office:value="3.98777652652653" calcext:value-type="float">
            <text:p>3.98778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8055420003337" calcext:value-type="float">
            <text:p>2.28055</text:p>
          </table:table-cell>
          <table:table-cell office:value-type="float" office:value="2.47895061728395" calcext:value-type="float">
            <text:p>2.47895</text:p>
          </table:table-cell>
          <table:table-cell office:value-type="float" office:value="3.78769269269269" calcext:value-type="float">
            <text:p>3.78769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894863613614" calcext:value-type="float">
            <text:p>2.27895</text:p>
          </table:table-cell>
          <table:table-cell office:value-type="float" office:value="2.45610756589923" calcext:value-type="float">
            <text:p>2.45611</text:p>
          </table:table-cell>
          <table:table-cell office:value-type="float" office:value="3.95684059059059" calcext:value-type="float">
            <text:p>3.95684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152937619882" calcext:value-type="float">
            <text:p>2.27153</text:p>
          </table:table-cell>
          <table:table-cell office:value-type="float" office:value="2.40476742973897" calcext:value-type="float">
            <text:p>2.40477</text:p>
          </table:table-cell>
          <table:table-cell office:value-type="float" office:value="4.26115086314736" calcext:value-type="float">
            <text:p>4.2611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533752502502" calcext:value-type="float">
            <text:p>2.26534</text:p>
          </table:table-cell>
          <table:table-cell office:value-type="float" office:value="2.48098536036036" calcext:value-type="float">
            <text:p>2.48099</text:p>
          </table:table-cell>
          <table:table-cell office:value-type="float" office:value="3.74530655655656" calcext:value-type="float">
            <text:p>3.74531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392659077642" calcext:value-type="float">
            <text:p>2.26393</text:p>
          </table:table-cell>
          <table:table-cell office:value-type="float" office:value="2.40228911266783" calcext:value-type="float">
            <text:p>2.40229</text:p>
          </table:table-cell>
          <table:table-cell office:value-type="float" office:value="4.25488991743808" calcext:value-type="float">
            <text:p>4.2548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299889528097" calcext:value-type="float">
            <text:p>2.263</text:p>
          </table:table-cell>
          <table:table-cell office:value-type="float" office:value="2.2503677880607" calcext:value-type="float">
            <text:p>2.25037</text:p>
          </table:table-cell>
          <table:table-cell office:value-type="float" office:value="4.19845922961481" calcext:value-type="float">
            <text:p>4.1984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182622561281" calcext:value-type="float">
            <text:p>2.26183</text:p>
          </table:table-cell>
          <table:table-cell office:value-type="float" office:value="2.25941543688511" calcext:value-type="float">
            <text:p>2.25942</text:p>
          </table:table-cell>
          <table:table-cell office:value-type="float" office:value="4.21425337668834" calcext:value-type="float">
            <text:p>4.2142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671575371019" calcext:value-type="float">
            <text:p>2.25672</text:p>
          </table:table-cell>
          <table:table-cell office:value-type="float" office:value="2.37566366516592" calcext:value-type="float">
            <text:p>2.37566</text:p>
          </table:table-cell>
          <table:table-cell office:value-type="float" office:value="4.20380315157579" calcext:value-type="float">
            <text:p>4.203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656111944653" calcext:value-type="float">
            <text:p>2.25656</text:p>
          </table:table-cell>
          <table:table-cell office:value-type="float" office:value="2.35978223722597" calcext:value-type="float">
            <text:p>2.35978</text:p>
          </table:table-cell>
          <table:table-cell office:value-type="float" office:value="3.99674668667167" calcext:value-type="float">
            <text:p>3.9967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490289238976" calcext:value-type="float">
            <text:p>2.2549</text:p>
          </table:table-cell>
          <table:table-cell office:value-type="float" office:value="2.37191026923398" calcext:value-type="float">
            <text:p>2.37191</text:p>
          </table:table-cell>
          <table:table-cell office:value-type="float" office:value="4.03210677669417" calcext:value-type="float">
            <text:p>4.0321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242014844467" calcext:value-type="float">
            <text:p>2.25242</text:p>
          </table:table-cell>
          <table:table-cell office:value-type="float" office:value="2.30450170961555" calcext:value-type="float">
            <text:p>2.3045</text:p>
          </table:table-cell>
          <table:table-cell office:value-type="float" office:value="3.98947835876908" calcext:value-type="float">
            <text:p>3.98948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014437911767" calcext:value-type="float">
            <text:p>2.25014</text:p>
          </table:table-cell>
          <table:table-cell office:value-type="float" office:value="2.19510539154366" calcext:value-type="float">
            <text:p>2.19511</text:p>
          </table:table-cell>
          <table:table-cell office:value-type="float" office:value="3.17792344258194" calcext:value-type="float">
            <text:p>3.17792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855433241598" calcext:value-type="float">
            <text:p>2.24855</text:p>
          </table:table-cell>
          <table:table-cell office:value-type="float" office:value="2.29786204236511" calcext:value-type="float">
            <text:p>2.29786</text:p>
          </table:table-cell>
          <table:table-cell office:value-type="float" office:value="3.43824868651489" calcext:value-type="float">
            <text:p>3.4382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520895864599" calcext:value-type="float">
            <text:p>2.24521</text:p>
          </table:table-cell>
          <table:table-cell office:value-type="float" office:value="2.3739301942638" calcext:value-type="float">
            <text:p>2.37393</text:p>
          </table:table-cell>
          <table:table-cell office:value-type="float" office:value="4.23793271635818" calcext:value-type="float">
            <text:p>4.2379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450275206405" calcext:value-type="float">
            <text:p>2.2445</text:p>
          </table:table-cell>
          <table:table-cell office:value-type="float" office:value="2.29791948127762" calcext:value-type="float">
            <text:p>2.29792</text:p>
          </table:table-cell>
          <table:table-cell office:value-type="float" office:value="3.45573680260195" calcext:value-type="float">
            <text:p>3.45574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034598865816" calcext:value-type="float">
            <text:p>2.24035</text:p>
          </table:table-cell>
          <table:table-cell office:value-type="float" office:value="2.18778396297223" calcext:value-type="float">
            <text:p>2.18778</text:p>
          </table:table-cell>
          <table:table-cell office:value-type="float" office:value="3.11153490117588" calcext:value-type="float">
            <text:p>3.1115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3610906096239" calcext:value-type="float">
            <text:p>2.23611</text:p>
          </table:table-cell>
          <table:table-cell office:value-type="float" office:value="2.29999572596114" calcext:value-type="float">
            <text:p>2.3</text:p>
          </table:table-cell>
          <table:table-cell office:value-type="float" office:value="3.97467350512885" calcext:value-type="float">
            <text:p>3.97467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400537634409" calcext:value-type="float">
            <text:p>2.23401</text:p>
          </table:table-cell>
          <table:table-cell office:value-type="float" office:value="2.29541416604151" calcext:value-type="float">
            <text:p>2.29541</text:p>
          </table:table-cell>
          <table:table-cell office:value-type="float" office:value="3.61065891472868" calcext:value-type="float">
            <text:p>3.6106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375938203653" calcext:value-type="float">
            <text:p>2.23376</text:p>
          </table:table-cell>
          <table:table-cell office:value-type="float" office:value="2.36423390459511" calcext:value-type="float">
            <text:p>2.36423</text:p>
          </table:table-cell>
          <table:table-cell office:value-type="float" office:value="3.8368839129347" calcext:value-type="float">
            <text:p>3.83688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249635325498" calcext:value-type="float">
            <text:p>2.2325</text:p>
          </table:table-cell>
          <table:table-cell office:value-type="float" office:value="2.32969773693423" calcext:value-type="float">
            <text:p>2.3297</text:p>
          </table:table-cell>
          <table:table-cell office:value-type="float" office:value="3.64354463615904" calcext:value-type="float">
            <text:p>3.6435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033466700008" calcext:value-type="float">
            <text:p>2.23033</text:p>
          </table:table-cell>
          <table:table-cell office:value-type="float" office:value="2.27545876052346" calcext:value-type="float">
            <text:p>2.27546</text:p>
          </table:table-cell>
          <table:table-cell office:value-type="float" office:value="3.4927631907977" calcext:value-type="float">
            <text:p>3.4927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862907597365" calcext:value-type="float">
            <text:p>2.22863</text:p>
          </table:table-cell>
          <table:table-cell office:value-type="float" office:value="2.37058543907931" calcext:value-type="float">
            <text:p>2.37059</text:p>
          </table:table-cell>
          <table:table-cell office:value-type="float" office:value="3.81523142356768" calcext:value-type="float">
            <text:p>3.8152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671469950821" calcext:value-type="float">
            <text:p>2.22671</text:p>
          </table:table-cell>
          <table:table-cell office:value-type="float" office:value="2.35891556222389" calcext:value-type="float">
            <text:p>2.35892</text:p>
          </table:table-cell>
          <table:table-cell office:value-type="float" office:value="3.46477869467367" calcext:value-type="float">
            <text:p>3.4647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607516462449" calcext:value-type="float">
            <text:p>2.22608</text:p>
          </table:table-cell>
          <table:table-cell office:value-type="float" office:value="2.32205957739435" calcext:value-type="float">
            <text:p>2.32206</text:p>
          </table:table-cell>
          <table:table-cell office:value-type="float" office:value="3.70421980495124" calcext:value-type="float">
            <text:p>3.7042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444475725726" calcext:value-type="float">
            <text:p>2.22444</text:p>
          </table:table-cell>
          <table:table-cell office:value-type="float" office:value="2.32592801134468" calcext:value-type="float">
            <text:p>2.32593</text:p>
          </table:table-cell>
          <table:table-cell office:value-type="float" office:value="3.45870245245245" calcext:value-type="float">
            <text:p>3.458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73224112056" calcext:value-type="float">
            <text:p>2.21732</text:p>
          </table:table-cell>
          <table:table-cell office:value-type="float" office:value="2.39117194013673" calcext:value-type="float">
            <text:p>2.39117</text:p>
          </table:table-cell>
          <table:table-cell office:value-type="float" office:value="3.58560780390195" calcext:value-type="float">
            <text:p>3.5856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729119779945" calcext:value-type="float">
            <text:p>2.21729</text:p>
          </table:table-cell>
          <table:table-cell office:value-type="float" office:value="2.359095294657" calcext:value-type="float">
            <text:p>2.3591</text:p>
          </table:table-cell>
          <table:table-cell office:value-type="float" office:value="3.44796699174794" calcext:value-type="float">
            <text:p>3.4479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560134233784" calcext:value-type="float">
            <text:p>2.2156</text:p>
          </table:table-cell>
          <table:table-cell office:value-type="float" office:value="2.38851998916125" calcext:value-type="float">
            <text:p>2.38852</text:p>
          </table:table-cell>
          <table:table-cell office:value-type="float" office:value="3.59039144572286" calcext:value-type="float">
            <text:p>3.5903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213947324485" calcext:value-type="float">
            <text:p>2.21214</text:p>
          </table:table-cell>
          <table:table-cell office:value-type="float" office:value="2.30083009850572" calcext:value-type="float">
            <text:p>2.30083</text:p>
          </table:table-cell>
          <table:table-cell office:value-type="float" office:value="3.08262709742049" calcext:value-type="float">
            <text:p>3.08263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022407824491" calcext:value-type="float">
            <text:p>2.21022</text:p>
          </table:table-cell>
          <table:table-cell office:value-type="float" office:value="2.31331936102769" calcext:value-type="float">
            <text:p>2.31332</text:p>
          </table:table-cell>
          <table:table-cell office:value-type="float" office:value="3.40911411411411" calcext:value-type="float">
            <text:p>3.40911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508975481611" calcext:value-type="float">
            <text:p>2.24509</text:p>
          </table:table-cell>
          <table:table-cell office:value-type="float" office:value="2.20357028187808" calcext:value-type="float">
            <text:p>2.20357</text:p>
          </table:table-cell>
          <table:table-cell office:value-type="float" office:value="3.70702526895171" calcext:value-type="float">
            <text:p>3.7070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159183758546" calcext:value-type="float">
            <text:p>2.20159</text:p>
          </table:table-cell>
          <table:table-cell office:value-type="float" office:value="2.2253438177422" calcext:value-type="float">
            <text:p>2.22534</text:p>
          </table:table-cell>
          <table:table-cell office:value-type="float" office:value="3.16414832416208" calcext:value-type="float">
            <text:p>3.1641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654275054194" calcext:value-type="float">
            <text:p>2.19654</text:p>
          </table:table-cell>
          <table:table-cell office:value-type="float" office:value="2.23625062531266" calcext:value-type="float">
            <text:p>2.23625</text:p>
          </table:table-cell>
          <table:table-cell office:value-type="float" office:value="3.11866933466733" calcext:value-type="float">
            <text:p>3.1186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457312244728" calcext:value-type="float">
            <text:p>2.19457</text:p>
          </table:table-cell>
          <table:table-cell office:value-type="float" office:value="2.1856415145453" calcext:value-type="float">
            <text:p>2.18564</text:p>
          </table:table-cell>
          <table:table-cell office:value-type="float" office:value="3.13562515628907" calcext:value-type="float">
            <text:p>3.1356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440044210878" calcext:value-type="float">
            <text:p>2.1944</text:p>
          </table:table-cell>
          <table:table-cell office:value-type="float" office:value="2.19456185352019" calcext:value-type="float">
            <text:p>2.19456</text:p>
          </table:table-cell>
          <table:table-cell office:value-type="float" office:value="2.8229466966967" calcext:value-type="float">
            <text:p>2.82295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427083333333" calcext:value-type="float">
            <text:p>2.19427</text:p>
          </table:table-cell>
          <table:table-cell office:value-type="float" office:value="2.18790999332666" calcext:value-type="float">
            <text:p>2.18791</text:p>
          </table:table-cell>
          <table:table-cell office:value-type="float" office:value="2.83892017017017" calcext:value-type="float">
            <text:p>2.83892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5975366941873" calcext:value-type="float">
            <text:p>2.25975</text:p>
          </table:table-cell>
          <table:table-cell office:value-type="float" office:value="2.19221374364106" calcext:value-type="float">
            <text:p>2.19221</text:p>
          </table:table-cell>
          <table:table-cell office:value-type="float" office:value="3.64348636477358" calcext:value-type="float">
            <text:p>3.6434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146078186213" calcext:value-type="float">
            <text:p>2.19146</text:p>
          </table:table-cell>
          <table:table-cell office:value-type="float" office:value="2.19816214470284" calcext:value-type="float">
            <text:p>2.19816</text:p>
          </table:table-cell>
          <table:table-cell office:value-type="float" office:value="3.13691547886972" calcext:value-type="float">
            <text:p>3.1369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935345187411" calcext:value-type="float">
            <text:p>2.18935</text:p>
          </table:table-cell>
          <table:table-cell office:value-type="float" office:value="2.3112986267635" calcext:value-type="float">
            <text:p>2.3113</text:p>
          </table:table-cell>
          <table:table-cell office:value-type="float" office:value="3.11111820686201" calcext:value-type="float">
            <text:p>3.11112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853869568843" calcext:value-type="float">
            <text:p>2.18854</text:p>
          </table:table-cell>
          <table:table-cell office:value-type="float" office:value="2.29385716370611" calcext:value-type="float">
            <text:p>2.29386</text:p>
          </table:table-cell>
          <table:table-cell office:value-type="float" office:value="3.28080310232674" calcext:value-type="float">
            <text:p>3.2808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052247518973" calcext:value-type="float">
            <text:p>2.18052</text:p>
          </table:table-cell>
          <table:table-cell office:value-type="float" office:value="2.27173995079643" calcext:value-type="float">
            <text:p>2.27174</text:p>
          </table:table-cell>
          <table:table-cell office:value-type="float" office:value="3.3517463097323" calcext:value-type="float">
            <text:p>3.3517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929777388694" calcext:value-type="float">
            <text:p>2.1793</text:p>
          </table:table-cell>
          <table:table-cell office:value-type="float" office:value="2.31120654077039" calcext:value-type="float">
            <text:p>2.31121</text:p>
          </table:table-cell>
          <table:table-cell office:value-type="float" office:value="3.40258754377189" calcext:value-type="float">
            <text:p>3.4025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776131532883" calcext:value-type="float">
            <text:p>2.17776</text:p>
          </table:table-cell>
          <table:table-cell office:value-type="float" office:value="2.19593575477203" calcext:value-type="float">
            <text:p>2.19594</text:p>
          </table:table-cell>
          <table:table-cell office:value-type="float" office:value="3.01232558139535" calcext:value-type="float">
            <text:p>3.0123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364776138069" calcext:value-type="float">
            <text:p>2.17365</text:p>
          </table:table-cell>
          <table:table-cell office:value-type="float" office:value="2.33285903368351" calcext:value-type="float">
            <text:p>2.33286</text:p>
          </table:table-cell>
          <table:table-cell office:value-type="float" office:value="3.37877188594297" calcext:value-type="float">
            <text:p>3.3787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149078936401" calcext:value-type="float">
            <text:p>2.17149</text:p>
          </table:table-cell>
          <table:table-cell office:value-type="float" office:value="2.19183848045345" calcext:value-type="float">
            <text:p>2.19184</text:p>
          </table:table-cell>
          <table:table-cell office:value-type="float" office:value="3.0378832208052" calcext:value-type="float">
            <text:p>3.0378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5543579611975" calcext:value-type="float">
            <text:p>2.15544</text:p>
          </table:table-cell>
          <table:table-cell office:value-type="float" office:value="2.25774230640575" calcext:value-type="float">
            <text:p>2.25774</text:p>
          </table:table-cell>
          <table:table-cell office:value-type="float" office:value="3.31416457601606" calcext:value-type="float">
            <text:p>3.31416</text:p>
          </table:table-cell>
          <table:table-cell office:value-type="float" office:value="9566400" calcext:value-type="float">
            <text:p>9566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122268784922" calcext:value-type="float">
            <text:p>2.15122</text:p>
          </table:table-cell>
          <table:table-cell office:value-type="float" office:value="2.11473615628388" calcext:value-type="float">
            <text:p>2.11474</text:p>
          </table:table-cell>
          <table:table-cell office:value-type="float" office:value="2.95594320740555" calcext:value-type="float">
            <text:p>2.95594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00869710654" calcext:value-type="float">
            <text:p>2.15009</text:p>
          </table:table-cell>
          <table:table-cell office:value-type="float" office:value="2.24786931343034" calcext:value-type="float">
            <text:p>2.24787</text:p>
          </table:table-cell>
          <table:table-cell office:value-type="float" office:value="3.36585298544907" calcext:value-type="float">
            <text:p>3.36585</text:p>
          </table:table-cell>
          <table:table-cell office:value-type="float" office:value="9566400" calcext:value-type="float">
            <text:p>9566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4616733383371" calcext:value-type="float">
            <text:p>2.14617</text:p>
          </table:table-cell>
          <table:table-cell office:value-type="float" office:value="2.09816445667584" calcext:value-type="float">
            <text:p>2.09816</text:p>
          </table:table-cell>
          <table:table-cell office:value-type="float" office:value="2.94260070052539" calcext:value-type="float">
            <text:p>2.9426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A1:.A5])" office:value-type="float" office:value="5" calcext:value-type="float">
            <text:p>5</text:p>
          </table:table-cell>
          <table:table-cell table:formula="of:=SUM([.B1:.B5])" office:value-type="float" office:value="4" calcext:value-type="float">
            <text:p>4</text:p>
          </table:table-cell>
          <table:table-cell table:formula="of:=SUM([.C1:.C5])" office:value-type="float" office:value="4" calcext:value-type="float">
            <text:p>4</text:p>
          </table:table-cell>
          <table:table-cell table:formula="of:=SUM([.D1:.D5])" office:value-type="float" office:value="1" calcext:value-type="float">
            <text:p>1</text:p>
          </table:table-cell>
          <table:table-cell table:formula="of:=SUM([.E1:.E5])" office:value-type="float" office:value="1" calcext:value-type="float">
            <text:p>1</text:p>
          </table:table-cell>
          <table:table-cell table:formula="of:=SUM([.F1:.F5])" office:value-type="float" office:value="0" calcext:value-type="float">
            <text:p>0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1" calcext:value-type="float">
            <text:p>1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1" calcext:value-type="float">
            <text:p>1</text:p>
          </table:table-cell>
          <table:table-cell table:formula="of:=SUM([.M1:.M5])" office:value-type="float" office:value="4" calcext:value-type="float">
            <text:p>4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4" calcext:value-type="float">
            <text:p>4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1" calcext:value-type="float">
            <text:p>1</text:p>
          </table:table-cell>
          <table:table-cell table:formula="of:=SUM([.S1:.S5])" office:value-type="float" office:value="0" calcext:value-type="float">
            <text:p>0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1" calcext:value-type="float">
            <text:p>1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4" calcext:value-type="float">
            <text:p>4</text:p>
          </table:table-cell>
          <table:table-cell table:formula="of:=SUM([.Y1:.Y5])" office:value-type="float" office:value="1" calcext:value-type="float">
            <text:p>1</text:p>
          </table:table-cell>
          <table:table-cell table:formula="of:=SUM([.Z1:.Z5])" office:value-type="float" office:value="1" calcext:value-type="float">
            <text:p>1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4" calcext:value-type="float">
            <text:p>4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4" calcext:value-type="float">
            <text:p>4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1" calcext:value-type="float">
            <text:p>1</text:p>
          </table:table-cell>
          <table:table-cell table:formula="of:=SUM([.AK1:.AK5])" office:value-type="float" office:value="1" calcext:value-type="float">
            <text:p>1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4" calcext:value-type="float">
            <text:p>4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5" calcext:value-type="float">
            <text:p>5</text:p>
          </table:table-cell>
          <table:table-cell table:formula="of:=SUM([.AS1:.AS5])" office:value-type="float" office:value="1" calcext:value-type="float">
            <text:p>1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1" calcext:value-type="float">
            <text:p>1</text:p>
          </table:table-cell>
          <table:table-cell table:formula="of:=SUM([.AW1:.AW5])" office:value-type="float" office:value="0" calcext:value-type="float">
            <text:p>0</text:p>
          </table:table-cell>
          <table:table-cell table:formula="of:=SUM([.AX1:.AX5])" office:value-type="float" office:value="4" calcext:value-type="float">
            <text:p>4</text:p>
          </table:table-cell>
          <table:table-cell table:formula="of:=SUM([.AY1:.AY5])" office:value-type="float" office:value="5" calcext:value-type="float">
            <text:p>5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5" calcext:value-type="float">
            <text:p>5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1" calcext:value-type="float">
            <text:p>1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0" calcext:value-type="float">
            <text:p>0</text:p>
          </table:table-cell>
          <table:table-cell table:formula="of:=SUM([.BG1:.BG5])" office:value-type="float" office:value="1" calcext:value-type="float">
            <text:p>1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1" calcext:value-type="float">
            <text:p>1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1" calcext:value-type="float">
            <text:p>1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09:54:25.017653653</dc:date>
    <meta:document-statistic meta:table-count="1" meta:cell-count="4642" meta:object-count="0"/>
    <meta:generator>LibreOffice/4.2.8.2$Linux_X86_64 LibreOffice_project/420m0$Build-2</meta:generator>
  </office:meta>
</office:document-meta>
</file>